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07600000029ABF5F7A91F7A9EF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3646in" fo:margin-left="0in" fo:margin-top="0in" fo:margin-bottom="0in" table:align="left"/>
    </style:style>
    <style:style style:name="Table1.A" style:family="table-column">
      <style:table-column-properties style:column-width="1.7708in"/>
    </style:style>
    <style:style style:name="Table1.B" style:family="table-column">
      <style:table-column-properties style:column-width="5.593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1.7222in" fo:keep-together="auto"/>
    </style:style>
    <style:style style:name="Table1.3" style:family="table-row">
      <style:table-row-properties style:min-row-height="1.2847in" fo:keep-together="auto"/>
    </style:style>
    <style:style style:name="Table1.4" style:family="table-row">
      <style:table-row-properties style:min-row-height="1.691in" fo:keep-together="auto"/>
    </style:style>
    <style:style style:name="Table1.5" style:family="table-row">
      <style:table-row-properties style:min-row-height="3.9097in" fo:keep-together="auto"/>
    </style:style>
    <style:style style:name="Table1.6" style:family="table-row">
      <style:table-row-properties style:min-row-height="2.2535in" fo:keep-together="auto"/>
    </style:style>
    <style:style style:name="Table1.8" style:family="table-row">
      <style:table-row-properties style:min-row-height="1.4722in" fo:keep-together="auto"/>
    </style:style>
    <style:style style:name="Table1.9" style:family="table-row">
      <style:table-row-properties style:min-row-height="2.0347in" fo:keep-together="auto"/>
    </style:style>
    <style:style style:name="Table1.10" style:family="table-row">
      <style:table-row-properties style:min-row-height="1.5035in" fo:keep-together="auto"/>
    </style:style>
    <style:style style:name="P1" style:family="paragraph" style:parent-style-name="Standard">
      <style:paragraph-properties fo:margin-left="0in" fo:margin-right="0.0626in" fo:text-indent="0in" style:auto-text-indent="false"/>
    </style:style>
    <style:style style:name="P2" style:family="paragraph" style:parent-style-name="Standard">
      <style:paragraph-properties fo:margin-left="0in" fo:margin-right="0.0626in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8" style:family="paragraph" style:parent-style-name="Standard" style:master-page-name="Standard">
      <style:paragraph-properties style:page-number="1"/>
    </style:style>
    <style:style style:name="P9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style:font-name="Calibri" fo:font-size="12pt" style:font-name-asian="Calibri1" style:font-size-asian="12pt" style:font-name-complex="Calibri1" style:font-size-complex="12pt"/>
    </style:style>
    <style:style style:name="T4" style:family="text">
      <style:text-properties style:font-name="Calibri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5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T6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7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 style:font-style-complex="normal"/>
    </style:style>
    <style:style style:name="T8" style:family="text">
      <style:text-properties fo:color="#384d54" fo:font-size="9pt" style:font-size-asian="9pt" style:font-size-complex="9pt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📝 Cheatsheet – Fundamentos de Diseño UI/UX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Concepto</text:span></text:p>
          </table:table-cell>
          <table:table-cell table:style-name="Table1.A1" office:value-type="string">
            <text:p text:style-name="P2"><text:span text:style-name="T2">Explicación Útil y Aplicación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3">🎨 </text:span><text:span text:style-name="T2">UI vs UX</text:span></text:p>
          </table:table-cell>
          <table:table-cell table:style-name="Table1.A1" office:value-type="string">
            <text:p text:style-name="P1"><text:span text:style-name="T3">- </text:span><text:span text:style-name="T2">UI (User Interface)</text:span><text:span text:style-name="T3">: parte visible e interactiva del producto (colores, tipografías, botones, iconos, layout). Es “cómo se ve”.</text:span></text:p>
            <text:p text:style-name="P1"><text:span text:style-name="T3">- </text:span><text:span text:style-name="T2">UX (User Experience)</text:span><text:span text:style-name="T3">: la experiencia completa de uso (facilidad, emociones, eficiencia, accesibilidad). Es “cómo se siente”.</text:span></text:p>
            <text:p text:style-name="P1"><text:span text:style-name="T3">- ⚖️ </text:span><text:span text:style-name="T2">Ejemplo</text:span><text:span text:style-name="T3">: Un botón rojo brillante (UI), que además esté en el lugar esperado y lleve al resultado correcto (UX).</text:span></text:p>
            <text:p text:style-name="P1"><text:span text:style-name="T3">- 🔑 Regla de oro: </text:span><text:span text:style-name="T4">Diseña para el usuario, no para ti</text:span><text:span text:style-name="T3">.</text:span></text:p>
          </table:table-cell>
        </table:table-row>
        <table:table-row table:style-name="Table1.3">
          <table:table-cell table:style-name="Table1.A1" office:value-type="string">
            <text:p text:style-name="P1"><text:span text:style-name="T3">⚡ </text:span><text:span text:style-name="T2">Principios de usabilidad</text:span></text:p>
          </table:table-cell>
          <table:table-cell table:style-name="Table1.A1" office:value-type="string">
            <text:p text:style-name="P1"><text:span text:style-name="T3">- </text:span><text:span text:style-name="T2">Facilidad de aprendizaje</text:span><text:span text:style-name="T3">: un usuario nuevo entiende rápido la interfaz.</text:span></text:p>
            <text:p text:style-name="P1"><text:span text:style-name="T3">- </text:span><text:span text:style-name="T2">Eficiencia</text:span><text:span text:style-name="T3">: usuarios frecuentes hacen tareas sin obstáculos.</text:span></text:p>
            <text:p text:style-name="P1"><text:span text:style-name="T3">- </text:span><text:span text:style-name="T2">Memorabilidad</text:span><text:span text:style-name="T3">: fácil de retomar tras un tiempo.</text:span></text:p>
            <text:p text:style-name="P1"><text:span text:style-name="T3">- </text:span><text:span text:style-name="T2">Errores mínimos</text:span><text:span text:style-name="T3">: prevenirlos y recuperarse fácilmente.</text:span></text:p>
            <text:p text:style-name="P1"><text:span text:style-name="T3">- </text:span><text:span text:style-name="T2">Satisfacción</text:span><text:span text:style-name="T3">: experiencia positiva que cumple expectativas.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3">📊 </text:span><text:span text:style-name="T2">Métricas de usabilidad</text:span></text:p>
          </table:table-cell>
          <table:table-cell table:style-name="Table1.A1" office:value-type="string">
            <text:p text:style-name="P1"><text:span text:style-name="T3">- </text:span><text:span text:style-name="T2">Eficacia</text:span><text:span text:style-name="T3">: % de tareas completadas con éxito (ej: 8 de 10 usuarios → 80%).</text:span></text:p>
            <text:p text:style-name="P1"><text:span text:style-name="T3">- </text:span><text:span text:style-name="T2">Eficiencia</text:span><text:span text:style-name="T3">: pasos y tiempo empleados (menos pasos = mejor).</text:span></text:p>
            <text:p text:style-name="P1"><text:span text:style-name="T3">- </text:span><text:span text:style-name="T2">Satisfacción</text:span><text:span text:style-name="T3">: evaluada con escalas SUS (System Usability Scale) o encuestas tipo Likert (“muy de acuerdo” → “muy en desacuerdo”).</text:span></text:p>
            <text:p text:style-name="P1"><text:span text:style-name="T3">- 📌 Consejo: combina métricas objetivas (tiempo, tasa de éxito) con subjetivas (opiniones).</text:span></text:p>
          </table:table-cell>
        </table:table-row>
        <table:table-row table:style-name="Table1.5">
          <table:table-cell table:style-name="Table1.A1" office:value-type="string">
            <text:p text:style-name="P1"><text:span text:style-name="T3">🔍 </text:span><text:span text:style-name="T2">Heurísticas de Nielsen (10 reglas básicas)</text:span></text:p>
          </table:table-cell>
          <table:table-cell table:style-name="Table1.A1" office:value-type="string">
            <text:p text:style-name="P1"><text:span text:style-name="T3">1. </text:span><text:span text:style-name="T2">Visibilidad del estado del sistema</text:span><text:span text:style-name="T3">: siempre feedback (barra de carga, confirmación).</text:span></text:p>
            <text:p text:style-name="P1"><text:span text:style-name="T3">2. </text:span><text:span text:style-name="T2">Correspondencia con el mundo real</text:span><text:span text:style-name="T3">: usar lenguaje familiar (ej: “carrito de compra”).</text:span></text:p>
            <text:p text:style-name="P1"><text:span text:style-name="T3">3. </text:span><text:span text:style-name="T2">Control y libertad del usuario</text:span><text:span text:style-name="T3">: deshacer/rehacer, cancelar acciones.</text:span></text:p>
            <text:p text:style-name="P1"><text:span text:style-name="T3">4. </text:span><text:span text:style-name="T2">Consistencia y estándares</text:span><text:span text:style-name="T3">: patrones reconocibles en toda la interfaz.</text:span></text:p>
            <text:p text:style-name="P1"><text:span text:style-name="T3">5. </text:span><text:span text:style-name="T2">Prevención de errores</text:span><text:span text:style-name="T3">: diseñar para evitar errores (validación de formularios).</text:span></text:p>
            <text:p text:style-name="P1"><text:span text:style-name="T3">6. </text:span><text:span text:style-name="T2">Reconocer antes que recordar</text:span><text:span text:style-name="T3">: opciones visibles, no depender de la memoria.</text:span></text:p>
            <text:p text:style-name="P1"><text:span text:style-name="T3">7. </text:span><text:span text:style-name="T2">Flexibilidad y eficiencia</text:span><text:span text:style-name="T3">: atajos y opciones rápidas para usuarios expertos.</text:span></text:p>
            <text:p text:style-name="P1"><text:span text:style-name="T3">8. </text:span><text:span text:style-name="T2">Estética y minimalismo</text:span><text:span text:style-name="T3">: solo la info necesaria, sin sobrecargar.</text:span></text:p>
            <text:p text:style-name="P1"><text:span text:style-name="T3">9. </text:span><text:span text:style-name="T2">Ayuda con errores</text:span><text:span text:style-name="T3">: mensajes claros (“Contraseña incorrecta, debe tener 8 caracteres”).</text:span></text:p>
            <text:p text:style-name="P1"><text:span text:style-name="T3">10. </text:span><text:span text:style-name="T2">Ayuda y documentación</text:span><text:span text:style-name="T3">: accesible cuando se necesita, aunque sea mínima.</text:span></text:p>
          </table:table-cell>
        </table:table-row>
        <table:table-row table:style-name="Table1.6">
          <table:table-cell table:style-name="Table1.A1" office:value-type="string">
            <text:p text:style-name="P1"><text:span text:style-name="T3">♿ </text:span><text:span text:style-name="T2">Accesibilidad (Diseño Inclusivo)</text:span></text:p>
          </table:table-cell>
          <table:table-cell table:style-name="Table1.A1" office:value-type="string">
            <text:p text:style-name="P1"><text:span text:style-name="T3">- </text:span><text:span text:style-name="T2">Contraste adecuado</text:span><text:span text:style-name="T3">: texto claro sobre fondos (evitar gris claro sobre blanco).</text:span></text:p>
            <text:p text:style-name="P1"><text:span text:style-name="T3">- </text:span><text:span text:style-name="T2">Navegación clara</text:span><text:span text:style-name="T3">: debe poder usarse con teclado o lectores de pantalla.</text:span></text:p>
            <text:p text:style-name="P1"><text:span text:style-name="T3">- </text:span><text:span text:style-name="T2">Diseño inclusivo</text:span><text:span text:style-name="T3">: no usar solo color para transmitir info (ej: rojo + icono de error).</text:span></text:p>
            <text:p text:style-name="P1"><text:span text:style-name="T3">- </text:span><text:span text:style-name="T2">Tipografía legible</text:span><text:span text:style-name="T3">: mínimo 16px, fuentes claras y sin adornos excesivos.</text:span></text:p>
            <text:p text:style-name="P1"><text:span text:style-name="T3">- </text:span><text:span text:style-name="T2">Compatibilidad</text:span><text:span text:style-name="T3">: con tecnologías asistivas (screen readers, ampliadores de pantalla).</text:span></text:p>
            <text:p text:style-name="P1"><text:span text:style-name="T3">- ⚠️ Un diseño no accesible deja fuera a millones de usuarios.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3">🧠 </text:span><text:span text:style-name="T2">Modelos mentales y patrones</text:span></text:p>
          </table:table-cell>
          <table:table-cell table:style-name="Table1.A1" office:value-type="string">
            <text:p text:style-name="P1"><text:span text:style-name="T3">- Los usuarios crean “atajos mentales” sobre cómo debe funcionar un sistema.</text:span></text:p>
            <text:p text:style-name="P1"><text:span text:style-name="T3">- </text:span><text:span text:style-name="T2">Metáforas universales</text:span><text:span text:style-name="T3">: lupa = buscar, papelera = borrar, disquete = guardar.</text:span></text:p>
            <text:p text:style-name="P1"><text:span text:style-name="T3">- </text:span><text:span text:style-name="T2">Patrones aprendidos</text:span><text:span text:style-name="T3">: menú hamburguesa (≡), swipe para borrar, scroll infinito.</text:span></text:p>
            <text:p text:style-name="P1"><text:span text:style-name="T3">- ❌ Romper patrones conocidos genera frustración, salvo que aporte un valor claro.</text:span></text:p>
          </table:table-cell>
        </table:table-row>
        <table:table-row table:style-name="Table1.8">
          <table:table-cell table:style-name="Table1.A1" office:value-type="string">
            <text:p text:style-name="P1"><text:span text:style-name="T3">🗂️ </text:span><text:span text:style-name="T2">Diseño centrado en tareas</text:span></text:p>
          </table:table-cell>
          <table:table-cell table:style-name="Table1.A1" office:value-type="string">
            <text:p text:style-name="P1"><text:span text:style-name="T3">- El diseño debe priorizar lo que </text:span><text:span text:style-name="T2">el usuario necesita hacer</text:span><text:span text:style-name="T3">, no lo que la empresa quiere mostrar.</text:span></text:p>
            <text:p text:style-name="P1"><text:span text:style-name="T3">- </text:span><text:span text:style-name="T2">Regla 80/20</text:span><text:span text:style-name="T3">: el 20% de funciones generan el 80% del uso (ej: en Uber → pedir viaje).</text:span></text:p>
            <text:p text:style-name="P1"><text:span text:style-name="T3">- </text:span><text:span text:style-name="T2">Minimizar pasos</text:span><text:span text:style-name="T3">: cada clic extra reduce la conversión (~10%).</text:span></text:p>
            <text:p text:style-name="P1"><text:span text:style-name="T3">- Ejemplo: Amazon → “Comprar ahora” (1 clic).</text:span></text:p>
          </table:table-cell>
        </table:table-row>
        <table:table-row table:style-name="Table1.9">
          <table:table-cell table:style-name="Table1.A1" office:value-type="string">
            <text:p text:style-name="P1"><text:span text:style-name="T3">📱 </text:span><text:span text:style-name="T2">Mobile First</text:span></text:p>
          </table:table-cell>
          <table:table-cell table:style-name="Table1.A1" office:value-type="string">
            <text:p text:style-name="P1"><text:span text:style-name="T3">- </text:span><text:span text:style-name="T2">Definición</text:span><text:span text:style-name="T3">: diseñar primero para pantallas pequeñas, luego escalar a desktop.</text:span></text:p>
            <text:p text:style-name="P1"><text:span text:style-name="T3">- </text:span><text:span text:style-name="T2">Ventajas</text:span><text:span text:style-name="T3">: la mayoría del tráfico es móvil (&gt;60%), obliga a simplificar, mejor rendimiento y SEO.</text:span></text:p>
            <text:p text:style-name="P1"><text:span text:style-name="T3">- </text:span><text:span text:style-name="T2">Aplicación</text:span><text:span text:style-name="T3">:</text:span></text:p>
            <text:p text:style-name="P1"><text:span text:style-name="T3">1. Definir lo esencial (ej: productos y botón de compra).</text:span></text:p>
            <text:p text:style-name="P1"><text:span text:style-name="T3">2. Diseñar para móvil (botones grandes, formularios cortos).</text:span></text:p>
            <text:p text:style-name="P1"><text:span text:style-name="T3">3. Usar breakpoints para pantallas grandes.</text:span></text:p>
            <text:p text:style-name="P1"><text:span text:style-name="T3">4. Testear siempre en móvil primero.</text:span></text:p>
            <text:p text:style-name="P1"><text:span text:style-name="T3">- Ejemplo: Instagram nació móvil y luego se adaptó a desktop.</text:span></text:p>
          </table:table-cell>
        </table:table-row>
        <table:table-row table:style-name="Table1.10">
          <table:table-cell table:style-name="Table1.A1" office:value-type="string">
            <text:p text:style-name="P1"><text:span text:style-name="T3">🚀 </text:span><text:span text:style-name="T2">Tips clave de Diseño UX/UI</text:span></text:p>
          </table:table-cell>
          <table:table-cell table:style-name="Table1.A1" office:value-type="string">
            <text:p text:style-name="P1"><text:span text:style-name="T3">- Investiga al usuario antes de diseñar (entrevistas, flujos).</text:span></text:p>
            <text:p text:style-name="P1"><text:span text:style-name="T3">- Diseña pensando en </text:span><text:span text:style-name="T2">tareas, no en modas</text:span><text:span text:style-name="T3">.</text:span></text:p>
            <text:p text:style-name="P1"><text:span text:style-name="T3">- Haz prototipos y prueba antes de lanzar.</text:span></text:p>
            <text:p text:style-name="P1"><text:span text:style-name="T3">- Itera: mejora tras feedback.</text:span></text:p>
            <text:p text:style-name="P1"><text:span text:style-name="T3">- </text:span><text:span text:style-name="T2">Equilibrio UI+UX</text:span><text:span text:style-name="T3"> = lo bonito funciona, lo que funciona engancha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3d17qgl2ujee"/><text:span text:style-name="MT1">📝 Cheatsheet – Fundamentos de Diseño UI/UX</text:span><draw:frame draw:style-name="Mfr1" draw:name="image1.png" text:anchor-type="char" svg:x="6.552in" svg:y="0.2709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1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64" meta:word-count="631" meta:character-count="4020" meta:non-whitespace-character-count="3451"/>
    <meta:generator>LibreOfficeDev/6.0.5.2$Linux_X86_64 LibreOffice_project/</meta:generator>
  </office:meta>
</office:document-meta>
</file>